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000000025C2BF331B2DCBE2E38.jpg" manifest:media-type="image/jpeg"/>
  <manifest:file-entry manifest:full-path="Pictures/1000000000000008000000082B5AA46B8D80901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6d98"/>
    </style:style>
    <style:style style:name="T1" style:family="text">
      <style:text-properties officeooo:rsid="0006b3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span text:style-name="T1">Nom <text:s text:c="3"/> : <text:s/></text:span><text:span text:style-name="T1"><text:text-input text:description="">$std.firstName</text:text-input></text:span><text:span text:style-name="T1"><text:tab/></text:span><text:span text:style-name="T1"><text:text-input text:description="">$std.Photo</text:text-input></text:span></text:p>
      <text:p text:style-name="Standard"><text:tab/><text:span text:style-name="T1">Prénom : </text:span><text:span text:style-name="T1"><text:text-input text:description="">$std.lastName1</text:text-input></text:span><text:span text:style-name="T1"><text:text-input text:description=""/></text:span></text:p>
      <text:p text:style-name="Standard"/>
      <text:p text:style-name="Standard"><text:tab/><text:span text:style-name="T1">Cne  <text:s text:c="4"/>: </text:span><text:span text:style-name="T1"><text:text-input text:description="">$std.Cne</text:text-input></text:span></text:p>
      <text:p text:style-name="Standard"/>
      <text:p text:style-name="Standard"><text:tab/><text:span text:style-name="T1">Cin  <text:s text:c="5"/>: </text:span><text:span text:style-name="T1"><text:text-input text:description="">$std.Cin</text:text-input>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fill-image draw:name="bitcode" xlink:href="Pictures/10000000000005000000025C2BF331B2DCBE2E3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cm" fo:page-height="5.399cm" style:num-format="1" style:print-orientation="portrait" fo:margin-top="0cm" fo:margin-bottom="0cm" fo:margin-left="0cm" fo:margin-right="0cm" style:shadow="none" style:writing-mode="lr-tb" draw:fill="bitmap" draw:fill-image-name="Empty" draw:fill-image-width="0cm" draw:fill-image-height="0cm" style:footnote-max-height="0cm">
        <style:background-image xlink:href="Pictures/1000000000000008000000082B5AA46B8D809014.pn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salhi</meta:initial-creator>
    <meta:creation-date>2015-11-28T20:24:20.861042268</meta:creation-date>
    <dc:date>2015-12-05T00:54:28.993549391</dc:date>
    <dc:creator>mohamed salhi</dc:creator>
    <meta:editing-duration>PT35M54S</meta:editing-duration>
    <meta:editing-cycles>7</meta:editing-cycles>
    <meta:generator>LibreOffice/5.0.3.2$Linux_X86_64 LibreOffice_project/00$Build-2</meta:generator>
    <meta:document-statistic meta:table-count="0" meta:image-count="0" meta:object-count="0" meta:page-count="1" meta:paragraph-count="4" meta:word-count="25" meta:character-count="114" meta:non-whitespace-character-count="85"/>
  </office:meta>
</office:document-meta>
</file>